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1.987cm" table:align="left"/>
    </style:style>
    <style:style style:name="Table1.A" style:family="table-column">
      <style:table-column-properties style:column-width="11.98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1">
      <style:paragraph-properties fo:margin-top="0cm" fo:margin-bottom="0.499cm" loext:contextual-spacing="false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 Writing Simple Application</text:h>
      <text:p text:style-name="P11">Laurie Jarlstrom edited this page · <text:a xlink:type="simple" xlink:href="https://github.com/tianocore/tianocore.github.io/wiki/Getting-Started-Writing-Simple-Application/_history" text:style-name="Internet_20_link" text:visited-style-name="Visited_20_Internet_20_Link">6 revisions </text:a></text:p>
      <text:section text:style-name="Sect1" text:name="wiki-content">
        <text:p text:style-name="P11"/>
        <text:section text:style-name="Sect1" text:name="wiki-rightbar">
          <text:h text:style-name="Heading_20_3" text:outline-level="3">Pages 295 </text:h>
          <text:p text:style-name="Text_20_body"><text:a xlink:type="simple" xlink:href="https://github.com/tianocore/tianocore.github.io/wiki/Home" text:style-name="Internet_20_link" text:visited-style-name="Visited_20_Internet_20_Link">Home</text:a><text:line-break/><text:a xlink:type="simple" xlink:href="https://github.com/tianocore/tianocore.github.io/wiki/Getting-Started-with-EDK-II" text:style-name="Internet_20_link" text:visited-style-name="Visited_20_Internet_20_Link">Getting Started with EDK II</text:a><text:line-break/><text:a xlink:type="simple" xlink:href="https://github.com/tianocore/tianocore.github.io/wiki/EDK-II-Platforms" text:style-name="Internet_20_link" text:visited-style-name="Visited_20_Internet_20_Link">EDK II Platforms</text:a><text:line-break/><text:a xlink:type="simple" xlink:href="https://github.com/tianocore/tianocore.github.io/wiki/EDK-II-Documents" text:style-name="Internet_20_link" text:visited-style-name="Visited_20_Internet_20_Link">EDK II Documents</text:a><text:line-break/><text:a xlink:type="simple" xlink:href="https://github.com/tianocore/tianocore.github.io/wiki/Reporting-Issues" text:style-name="Internet_20_link" text:visited-style-name="Visited_20_Internet_20_Link">Reporting Issues</text:a><text:line-break/><text:a xlink:type="simple" xlink:href="https://github.com/tianocore/tianocore.github.io/wiki/Reporting-Security-Issues" text:style-name="Internet_20_link" text:visited-style-name="Visited_20_Internet_20_Link">Reporting Security Issues</text:a><text:line-break/><text:a xlink:type="simple" xlink:href="https://github.com/tianocore/tianocore.github.io/wiki/Community-Information" text:style-name="Internet_20_link" text:visited-style-name="Visited_20_Internet_20_Link">Community Information</text:a><text:line-break/><text:a xlink:type="simple" xlink:href="https://github.com/tianocore/tianocore.github.io/wiki/UDK2017" text:style-name="Internet_20_link" text:visited-style-name="Visited_20_Internet_20_Link">UDK2017</text:a><text:line-break/><text:a xlink:type="simple" xlink:href="https://github.com/tianocore/tianocore.github.io/wiki/EDK-II" text:style-name="Internet_20_link" text:visited-style-name="Visited_20_Internet_20_Link">EDK II</text:a><text:line-break/><text:a xlink:type="simple" xlink:href="https://github.com/tianocore/tianocore.github.io/wiki/Additional-Projects" text:style-name="Internet_20_link" text:visited-style-name="Visited_20_Internet_20_Link">Additional Projects</text:a> &amp; <text:a xlink:type="simple" xlink:href="https://github.com/tianocore/tianocore.github.io/wiki/Tasks" text:style-name="Internet_20_link" text:visited-style-name="Visited_20_Internet_20_Link">Tasks</text:a><text:line-break/><text:a xlink:type="simple" xlink:href="https://github.com/tianocore/tianocore.github.io/wiki/Community-Support" text:style-name="Internet_20_link" text:visited-style-name="Visited_20_Internet_20_Link">Community Support</text:a></text:p>
          <text:h text:style-name="Heading_20_5" text:outline-level="5">Clone this wiki locally</text:h>
        </text:section>
      </text:section>
      <text:p text:style-name="P3">How to Write a Simple EDK II UEFI Application 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2" text:outline-level="2"><text:bookmark text:name="user-content-table-of-contents"/>Table of Contents</text:h>
            <text:list xml:id="list3087224431" text:style-name="L1">
              <text:list-item>
                <text:list>
                  <text:list-item>
                    <text:list>
                      <text:list-item>
                        <text:p text:style-name="P1"><text:a xlink:type="simple" xlink:href="https://github.com/tianocore/tianocore.github.io/wiki/Getting-Started-Writing-Simple-Application#1_Create_a_Work_Space_Directory" text:style-name="Internet_20_link" text:visited-style-name="Visited_20_Internet_20_Link">1) Create a Work Space Directory</text:a> </text:p>
                      </text:list-item>
                      <text:list-item>
                        <text:p text:style-name="P1"><text:a xlink:type="simple" xlink:href="https://github.com/tianocore/tianocore.github.io/wiki/Getting-Started-Writing-Simple-Application#2_Download_the_Edk_II_source_and_build_tools" text:style-name="Internet_20_link" text:visited-style-name="Visited_20_Internet_20_Link">2) Download the Edk II source and build tools</text:a> </text:p>
                      </text:list-item>
                      <text:list-item>
                        <text:p text:style-name="P1"><text:a xlink:type="simple" xlink:href="https://github.com/tianocore/tianocore.github.io/wiki/Getting-Started-Writing-Simple-Application#3_Run_the_edksetup" text:style-name="Internet_20_link" text:visited-style-name="Visited_20_Internet_20_Link">3) Run the </text:a><text:a xlink:type="simple" xlink:href="https://github.com/tianocore/tianocore.github.io/wiki/Getting-Started-Writing-Simple-Application#3_Run_the_edksetup" text:style-name="Internet_20_link" text:visited-style-name="Visited_20_Internet_20_Link"><text:span text:style-name="T3">edksetup</text:span></text:a> </text:p>
                      </text:list-item>
                      <text:list-item>
                        <text:p text:style-name="P1"><text:a xlink:type="simple" xlink:href="https://github.com/tianocore/tianocore.github.io/wiki/Getting-Started-Writing-Simple-Application#4_Edit_the_file_conftargettxt" text:style-name="Internet_20_link" text:visited-style-name="Visited_20_Internet_20_Link">4) Edit the file </text:a><text:a xlink:type="simple" xlink:href="https://github.com/tianocore/tianocore.github.io/wiki/Getting-Started-Writing-Simple-Application#4_Edit_the_file_conftargettxt" text:style-name="Internet_20_link" text:visited-style-name="Visited_20_Internet_20_Link"><text:span text:style-name="T1">conf/target.txt</text:span></text:a> </text:p>
                      </text:list-item>
                      <text:list-item>
                        <text:p text:style-name="P1"><text:a xlink:type="simple" xlink:href="https://github.com/tianocore/tianocore.github.io/wiki/Getting-Started-Writing-Simple-Application#5_Create_a_project" text:style-name="Internet_20_link" text:visited-style-name="Visited_20_Internet_20_Link">5) Create a project</text:a> </text:p>
                      </text:list-item>
                      <text:list-item>
                        <text:p text:style-name="P1"><text:a xlink:type="simple" xlink:href="https://github.com/tianocore/tianocore.github.io/wiki/Getting-Started-Writing-Simple-Application#6_Build_your_UEFI_Application" text:style-name="Internet_20_link" text:visited-style-name="Visited_20_Internet_20_Link">6) Build your UEFI Application</text:a></text:p>
                        <text:list>
                          <text:list-item>
                            <text:p text:style-name="P1"><text:a xlink:type="simple" xlink:href="https://github.com/tianocore/tianocore.github.io/wiki/Getting-Started-Writing-Simple-Application#Build_X64_UEFI_Application" text:style-name="Internet_20_link" text:visited-style-name="Visited_20_Internet_20_Link">Build X64 UEFI Application</text:a> </text:p>
                          </text:list-item>
                          <text:list-item>
                            <text:p text:style-name="P2"><text:a xlink:type="simple" xlink:href="https://github.com/tianocore/tianocore.github.io/wiki/Getting-Started-Writing-Simple-Application#Build_IA32_UEFI_Application" text:style-name="Internet_20_link" text:visited-style-name="Visited_20_Internet_20_Link">Build IA32 UEFI Application</text:a>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Heading_20_3" text:outline-level="3"><text:bookmark text:name="user-content-1-create-a-work-space-directory"/><text:bookmark text:name="user-content-1_Create_a_Work_Space_Directory"/>1) Create a Work Space Directory </text:h>
      <text:p text:style-name="Text_20_body">e.g. mkdir edk2 </text:p>
      <text:h text:style-name="Heading_20_3" text:outline-level="3"><text:bookmark text:name="user-content-2-download-the-edk-ii-source-and-build-tools"/><text:bookmark text:name="user-content-2_Download_the_Edk_II_source_and_build_tools"/>2) Download the Edk II source and build tools </text:h>
      <text:list xml:id="list1580422900" text:style-name="L2">
        <text:list-item>
          <text:p text:style-name="P12">Latest EDK II source from following Instructions on <text:a xlink:type="simple" xlink:href="https://github.com/tianocore/tianocore.github.io/wiki/Getting-Started-with-EDK-II" text:style-name="Internet_20_link" text:visited-style-name="Visited_20_Internet_20_Link">Step by step instructions</text:a> </text:p>
          <text:list>
            <text:list-item>
              <text:p text:style-name="P4">i.e. example &gt;git clone <text:a xlink:type="simple" xlink:href="https://github.com/tianocore/edk2.git" text:style-name="Internet_20_link" text:visited-style-name="Visited_20_Internet_20_Link">https://github.com/tianocore/edk2.git</text:a> </text:p>
            </text:list-item>
          </text:list>
        </text:list-item>
      </text:list>
      <text:p text:style-name="Text_20_body">OR </text:p>
      <text:list xml:id="list3702131285" text:style-name="L3">
        <text:list-item>
          <text:p text:style-name="P5">Download the latest .zip <text:a xlink:type="simple" xlink:href="https://github.com/tianocore/tianocore.github.io/wiki/UDK2017" text:style-name="Internet_20_link" text:visited-style-name="Visited_20_Internet_20_Link">UDK2017</text:a> Download release (or Latest <text:a xlink:type="simple" xlink:href="https://github.com/tianocore/tianocore.github.io/wiki/UDK" text:style-name="Internet_20_link" text:visited-style-name="Visited_20_Internet_20_Link">UDK</text:a> release).</text:p>
        </text:list-item>
      </text:list>
      <text:h text:style-name="Heading_20_3" text:outline-level="3"><text:bookmark text:name="user-content-3-run-the-edksetup"/><text:bookmark text:name="user-content-3_Run_the_ibedksetupbi"/>3) Run the <text:span text:style-name="T3">edksetup</text:span> </text:h>
      <text:p text:style-name="Text_20_body">Run <text:span text:style-name="T3">edksetup --nt32</text:span> script from the command line prompt at the Work Space directory </text:p>
      <text:list xml:id="list360328317" text:style-name="L4">
        <text:list-item>
          <text:p text:style-name="P13"><text:soft-page-break/>Windows Comand Prompt: <text:span text:style-name="T1">C:\edk2&gt; edksetup --nt32</text:span> </text:p>
        </text:list-item>
        <text:list-item>
          <text:p text:style-name="P6">Linux like: <text:span text:style-name="T1">bash$ . edksetup.sh BaseTools</text:span> </text:p>
        </text:list-item>
      </text:list>
      <text:h text:style-name="Heading_20_3" text:outline-level="3"><text:bookmark text:name="user-content-4-edit-the-file-conftargettxt"/><text:bookmark text:name="user-content-4_Edit_the_file_bconftargettxtb"/>4) Edit the file <text:span text:style-name="T1">conf/target.txt</text:span> </text:h>
      <text:p text:style-name="Text_20_body">Modify <text:span text:style-name="T1">TARGET_ARCH</text:span> and <text:span text:style-name="T1">TOOL_CHAIN_TAG</text:span> as required. </text:p>
      <text:list xml:id="list1637741609" text:style-name="L5">
        <text:list-item>
          <text:p text:style-name="P14">TOOL_CHAIN_TAG see:</text:p>
          <text:list>
            <text:list-item>
              <text:p text:style-name="P14">Windows <text:a xlink:type="simple" xlink:href="https://github.com/tianocore/tianocore.github.io/wiki/Windows-systems-ToolChain-Matrix" text:style-name="Internet_20_link" text:visited-style-name="Visited_20_Internet_20_Link">Windows systems ToolChain Matrix</text:a> </text:p>
            </text:list-item>
            <text:list-item>
              <text:p text:style-name="P14">Newer versions of Linux<text:a xlink:type="simple" xlink:href="https://github.com/tianocore/tianocore.github.io/wiki/Using-EDK-II-with-Native-GCC" text:style-name="Internet_20_link" text:visited-style-name="Visited_20_Internet_20_Link">Using EDK II with Native GCC</text:a> </text:p>
            </text:list-item>
            <text:list-item>
              <text:p text:style-name="P14">Older Linux distributions <text:a xlink:type="simple" xlink:href="https://github.com/tianocore/tianocore.github.io/wiki/Unix-like-systems" text:style-name="Internet_20_link" text:visited-style-name="Visited_20_Internet_20_Link">Unix-like systems</text:a> </text:p>
            </text:list-item>
            <text:list-item>
              <text:p text:style-name="P14">Mac OS X <text:a xlink:type="simple" xlink:href="https://github.com/tianocore/tianocore.github.io/wiki/Xcode" text:style-name="Internet_20_link" text:visited-style-name="Visited_20_Internet_20_Link">Xcode</text:a> </text:p>
            </text:list-item>
          </text:list>
        </text:list-item>
        <text:list-item>
          <text:p text:style-name="P14">TARGET_ARCH - Optional can also use <text:span text:style-name="T1">"-a" </text:span>on the BUILD command line</text:p>
          <text:list>
            <text:list-item>
              <text:p text:style-name="P14">Both IA32 and X64 : <text:span text:style-name="T1">TARGET_ARCH = IA32 X64</text:span> </text:p>
            </text:list-item>
            <text:list-item>
              <text:p text:style-name="P14">Just X64 : <text:span text:style-name="T1">TARGET_ARCH = X64</text:span> </text:p>
            </text:list-item>
            <text:list-item>
              <text:p text:style-name="P7">On the commnad line overriding the target.txt: <text:span text:style-name="T1">BUILD -a X64</text:span> </text:p>
            </text:list-item>
          </text:list>
        </text:list-item>
      </text:list>
      <text:h text:style-name="Heading_20_3" text:outline-level="3"><text:bookmark text:name="user-content-5-create-a-project"/><text:bookmark text:name="user-content-5_Create_a_project"/>5) Create a project </text:h>
      <text:list xml:id="list3999977132" text:style-name="L6">
        <text:list-item>
          <text:p text:style-name="P15">Create a new directory. Can be a directory anywhere within the Work Space Directory (e.g. C:\edk2\<text:span text:style-name="T2">MyHelloWorld</text:span> or ~/src/edk2/<text:span text:style-name="T2">MyHelloWorld</text:span>) </text:p>
        </text:list-item>
        <text:list-item>
          <text:p text:style-name="P15">Create a .c file in the project directory (see example: <text:a xlink:type="simple" xlink:href="https://github.com/tianocore/tianocore.github.io/wiki/Getting-Started-Writing-MyHelloWorld.c" text:style-name="Internet_20_link" text:visited-style-name="Visited_20_Internet_20_Link">MyHelloWorld.c</text:a>) </text:p>
        </text:list-item>
        <text:list-item>
          <text:p text:style-name="P8">Create a .inf file in the project directory (see examle: <text:a xlink:type="simple" xlink:href="https://github.com/tianocore/tianocore.github.io/wiki/Getting-Started-Writing-MyHelloWorld.inf" text:style-name="Internet_20_link" text:visited-style-name="Visited_20_Internet_20_Link">MyHelloWorld.inf</text:a>) </text:p>
        </text:list-item>
      </text:list>
      <text:h text:style-name="Heading_20_3" text:outline-level="3"><text:bookmark text:name="user-content-6-build-your-uefi-application"/><text:bookmark text:name="user-content-6_Build_your_UEFI_Application"/>6) Build your UEFI Application </text:h>
      <text:h text:style-name="Heading_20_4" text:outline-level="4"><text:bookmark text:name="user-content-build-x64-uefi-application"/><text:bookmark text:name="user-content-Build_X64_UEFI_Application"/>Build X64 UEFI Application </text:h>
      <text:list xml:id="list790054000" text:style-name="L7">
        <text:list-item>
          <text:p text:style-name="P16">Update an existing platform .DSC file with your project .inf file. The following list some examples.</text:p>
          <text:list>
            <text:list-item>
              <text:p text:style-name="P16">Edit the DuetPkg/DuetPkgX64.dsc and add your new application to the the [Components] section and before the [BuildOptions] section. (e.g. MyHelloWorld/MyHelloWorld.inf )</text:p>
            </text:list-item>
          </text:list>
        </text:list-item>
        <text:list-item>
          <text:p text:style-name="P16">Invoke the Build</text:p>
          <text:list>
            <text:list-item>
              <text:p text:style-name="P16">At the command prompt &gt; <text:span text:style-name="T1">Build -a X64 -p DuetPkg/DuetPkgX64.dsc </text:span></text:p>
            </text:list-item>
          </text:list>
        </text:list-item>
        <text:list-item>
          <text:p text:style-name="P9">Final Output .efi file will be in the directory <text:span text:style-name="T3">WorkSpace</text:span><text:span text:style-name="T1">/Build/DuetPkg/DEBUG_$(</text:span><text:span text:style-name="T3">TOOL_CHAIN_TAG</text:span><text:span text:style-name="T1">)/X64</text:span> </text:p>
        </text:list-item>
      </text:list>
      <text:h text:style-name="Heading_20_4" text:outline-level="4"><text:bookmark text:name="user-content-build-ia32-uefi-application"/><text:bookmark text:name="user-content-Build_IA32_UEFI_Application"/>Build IA32 UEFI Application </text:h>
      <text:list xml:id="list1481482510" text:style-name="L8">
        <text:list-item>
          <text:p text:style-name="P17">Since this is the default as per the target.txt Update the Nt32Pkg/Nt32Pkg.dsc file.</text:p>
          <text:list>
            <text:list-item>
              <text:p text:style-name="P17">Edit the Nt32Pkg/Nt32Pkg.dsc and add your new application to the the [Components] section and before the [BuildOptions] section. (e.g. MyHelloWorld/MyHelloWorld.inf )</text:p>
            </text:list-item>
          </text:list>
        </text:list-item>
        <text:list-item>
          <text:p text:style-name="P17">Invoke the Build</text:p>
          <text:list>
            <text:list-item>
              <text:p text:style-name="P17">At the command prompt &gt; <text:span text:style-name="T1">Build </text:span></text:p>
            </text:list-item>
          </text:list>
        </text:list-item>
        <text:list-item>
          <text:p text:style-name="P17">Final Output .efi file will be in the directory <text:span text:style-name="T3">WorkSpace</text:span><text:span text:style-name="T1">/Build/NT32/DEBUG_$(</text:span><text:span text:style-name="T3">TOOL_CHAIN_TAG</text:span><text:span text:style-name="T1">)/IA32</text:span> </text:p>
        </text:list-item>
        <text:list-item>
          <text:p text:style-name="P10"><text:soft-page-break/>Test with Windows NT 32 emulation: command prompt &gt; <text:span text:style-name="T1">Build Run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0:51:52.666030372</meta:creation-date>
    <dc:date>2018-03-16T00:52:42.002474736</dc:date>
    <meta:editing-duration>PT50S</meta:editing-duration>
    <meta:editing-cycles>1</meta:editing-cycles>
    <meta:document-statistic meta:table-count="1" meta:image-count="0" meta:object-count="0" meta:page-count="3" meta:paragraph-count="55" meta:word-count="469" meta:character-count="2934" meta:non-whitespace-character-count="2517"/>
    <meta:generator>LibreOffice/5.4.5.1$Linux_X86_64 LibreOffice_project/40m0$Build-1</meta:generator>
  </office:meta>
</office:document-meta>
</file>